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RZar" svg:font-family="IRZa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RZar" svg:font-family="IRZa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IRZar" style:font-size-complex="12pt" style:language-complex="fa" style:country-complex="IR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IRZar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IRZar" style:font-family-complex="IRZar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IRZar" style:font-family-complex="IRZar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Zar" style:font-family-complex="IR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IRZar" style:font-family-complex="IRZa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7T13:01:47.70288711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